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Paragraphe_20_corrigé">
      <style:text-properties officeooo:paragraph-rsid="00c9d861"/>
    </style:style>
    <style:style style:name="P14" style:family="paragraph" style:parent-style-name="_5f_Paragraphe_20_livret_20_">
      <style:text-properties officeooo:paragraph-rsid="00c9d861"/>
    </style:style>
    <style:style style:name="P15" style:family="paragraph" style:parent-style-name="_5f_Paragraphe_5f_Réponse_5f_Elève">
      <style:text-properties officeooo:paragraph-rsid="00c9d861"/>
    </style:style>
    <style:style style:name="P16" style:family="paragraph" style:parent-style-name="_5f_Paragraphe_20_corrigé">
      <style:paragraph-properties fo:margin-top="0cm" fo:margin-bottom="0cm" style:contextual-spacing="false"/>
      <style:text-properties officeooo:paragraph-rsid="00c9d861" fo:background-color="transparent"/>
    </style:style>
    <style:style style:name="P17" style:family="paragraph" style:parent-style-name="_5f_Paragraphe_5f_Réponse_5f_Elève">
      <style:paragraph-properties fo:text-align="justify" style:justify-single-word="false"/>
      <style:text-properties officeooo:paragraph-rsid="00c9d861"/>
    </style:style>
    <style:style style:name="P18" style:family="paragraph" style:parent-style-name="Exo_5f_Num" style:list-style-name="Num_5f_Exo">
      <style:paragraph-properties fo:margin-top="0.097cm" fo:margin-bottom="0cm" style:contextual-spacing="false"/>
      <style:text-properties officeooo:paragraph-rsid="00c9d861"/>
    </style:style>
    <style:style style:name="P19" style:family="paragraph" style:parent-style-name="Exo_5f_Num" style:list-style-name="Num_5f_Exo">
      <style:paragraph-properties fo:margin-top="0.198cm" fo:margin-bottom="0cm" style:contextual-spacing="false"/>
      <style:text-properties officeooo:paragraph-rsid="00c9d861" fo:background-color="#ffff00"/>
    </style:style>
    <style:style style:name="P20" style:family="paragraph" style:parent-style-name="FILET_5f_POINTILLES" style:list-style-name="_5f_Numérotation_20_des_20_exercices_20_livrets">
      <style:paragraph-properties fo:margin-top="0.199cm" fo:margin-bottom="0cm" style:contextual-spacing="false"/>
      <style:text-properties fo:color="#000000" loext:opacity="100%" style:font-name="Bitstream Vera Sans5" fo:font-size="10pt" fo:font-style="normal" officeooo:paragraph-rsid="00c9d861" fo:background-color="transparent"/>
    </style:style>
    <style:style style:name="P21" style:family="paragraph" style:parent-style-name="FILET_5f_POINTILLES" style:list-style-name="_5f_Numérotation_20_des_20_exercices_20_livrets">
      <style:paragraph-properties fo:margin-top="0.099cm" fo:margin-bottom="0cm" style:contextual-spacing="false"/>
      <style:text-properties fo:color="#000000" loext:opacity="100%" style:font-name="Bitstream Vera Sans5" fo:font-size="10pt" fo:font-style="normal" officeooo:paragraph-rsid="00c9d861" fo:background-color="transparent"/>
    </style:style>
    <style:style style:name="P22" style:family="paragraph" style:parent-style-name="_5f_Footer_20_page_20_impaire_20__28_D_29_"/>
    <style:style style:name="P23" style:family="paragraph" style:parent-style-name="_5f_Footer_20_page_20_impaire_20__28_D_29_">
      <style:text-properties officeooo:paragraph-rsid="01316a8b"/>
    </style:style>
    <style:style style:name="P24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5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6" style:family="paragraph" style:parent-style-name="_5f_Footer_20_page_20_paire_20__28_G_29_"/>
    <style:style style:name="P27" style:family="paragraph" style:parent-style-name="_5f_Footer_20_page_20_paire_20__28_G_29_">
      <style:text-properties officeooo:paragraph-rsid="01316a8b"/>
    </style:style>
    <style:style style:name="P28" style:family="paragraph" style:parent-style-name="_5f_Footer_20_page_20_paire_20__28_G_29_">
      <style:text-properties officeooo:paragraph-rsid="01336347"/>
    </style:style>
    <style:style style:name="P29" style:family="paragraph" style:parent-style-name="_5f_Footer_20_page_20_paire_20__28_G_29_">
      <style:text-properties officeooo:paragraph-rsid="0135ac9e"/>
    </style:style>
    <style:style style:name="P30" style:family="paragraph" style:parent-style-name="_5f_Footer_20_page_20_paire_20__28_G_29_">
      <style:text-properties officeooo:paragraph-rsid="01397109"/>
    </style:style>
    <style:style style:name="P31" style:family="paragraph" style:parent-style-name="_5f_Footer_20_page_20_paire_20__28_G_29_">
      <style:text-properties officeooo:paragraph-rsid="013b50d8"/>
    </style:style>
    <style:style style:name="P32" style:family="paragraph" style:parent-style-name="_5f_Footer_20_page_20_paire_20__28_G_29_">
      <style:text-properties officeooo:paragraph-rsid="013c280e"/>
    </style:style>
    <style:style style:name="P33" style:family="paragraph" style:parent-style-name="_5f_Footer_20_page_20_paire_20__28_G_29_">
      <style:text-properties officeooo:paragraph-rsid="0142af40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9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40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1" style:family="paragraph" style:parent-style-name="_5f_Header_20_D_20_page_20_paire_20__28_G_29_">
      <style:text-properties officeooo:paragraph-rsid="00fe4814"/>
    </style:style>
    <style:style style:name="P42" style:family="paragraph" style:parent-style-name="_5f_Header_20_D_20_page_20_paire_20__28_G_29_">
      <style:text-properties officeooo:rsid="0101821f" officeooo:paragraph-rsid="0101821f"/>
    </style:style>
    <style:style style:name="P43" style:family="paragraph" style:parent-style-name="_5f_Header_20_G_20_page_20_paire_20__28_G_29_">
      <style:text-properties officeooo:rsid="00ff3616" officeooo:paragraph-rsid="00ff3616"/>
    </style:style>
    <style:style style:name="P44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5" style:family="paragraph" style:parent-style-name="_5f_Header_20_M_20_page_20_impaire_20__28_D_29_">
      <style:text-properties officeooo:rsid="01035d0f" officeooo:paragraph-rsid="01035d0f"/>
    </style:style>
    <style:style style:name="P46" style:family="paragraph" style:parent-style-name="_5f_Header_20_M_20_page_20_paire_20__28_G_29_">
      <style:text-properties officeooo:rsid="0101a5c8" officeooo:paragraph-rsid="0101a5c8"/>
    </style:style>
    <style:style style:name="P47" style:family="paragraph" style:parent-style-name="_5f_Header_20_N_20_page_20_impaire_20__28_D_29_">
      <style:text-properties officeooo:rsid="010462d7" officeooo:paragraph-rsid="010462d7"/>
    </style:style>
    <style:style style:name="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9" style:family="paragraph" style:parent-style-name="_5f_Header_20_P_20_page_20_paire_20__28_G_29_">
      <style:text-properties officeooo:rsid="0107aa33" officeooo:paragraph-rsid="0107aa33"/>
    </style:style>
    <style:style style:name="P50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51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52" style:family="paragraph" style:parent-style-name="_5f_Paragraphe_5f_Bullet" style:list-style-name="List_20_1"/>
    <style:style style:name="P53" style:family="paragraph" style:parent-style-name="_5f_Paragraphe_5f_avec_5f_Num_5f_Question" style:list-style-name="_5f_Numérotation_20_des_20_exercices"/>
    <style:style style:name="P54" style:family="paragraph" style:parent-style-name="_5f_Premier_5f_Titre_5f_Exercices_5f_avec_5f_Num_5f_Exo_5f_sans_5f_Titre" style:list-style-name="_5f_Numérotation_20_des_20_exercices" style:master-page-name="SERIE_5f_NUMERIQUE_5f_CLR_5f_d7e12c_5f_2COL">
      <style:paragraph-properties style:page-number="auto" fo:break-before="page"/>
    </style:style>
    <style:style style:name="P55" style:family="paragraph" style:parent-style-name="_5f_Premier_5f_Titre_5f_Exercices_5f_avec_5f_Num_5f_Exo_5f_sans_5f_Titre" style:list-style-name="_5f_Numérotation_20_des_20_exercices">
      <style:paragraph-properties fo:break-before="column"/>
    </style:style>
    <style:style style:name="P56" style:family="paragraph" style:parent-style-name="_5f_Titre_5f_Exercices_5f_sans_5f_Titre" style:list-style-name="_5f_Numérotation_20_des_20_exercices"/>
    <style:style style:name="P57" style:family="paragraph" style:parent-style-name="_5f_Titre_5f_Exercices_5f_sans_5f_Titre" style:list-style-name="_5f_Numérotation_20_des_20_exercices">
      <style:text-properties officeooo:paragraph-rsid="00c60d5a"/>
    </style:style>
    <style:style style:name="P58" style:family="paragraph" style:parent-style-name="_5f_Titre_5f_Exercices_5f_sans_5f_Titre" style:list-style-name="_5f_Numérotation_20_des_20_exercices">
      <style:paragraph-properties fo:break-before="column"/>
    </style:style>
    <style:style style:name="P59" style:family="paragraph">
      <style:paragraph-properties fo:text-align="center"/>
    </style:style>
    <style:style style:name="P60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1" style:family="paragraph">
      <loext:graphic-properties draw:fill="solid" draw:fill-color="#d62e4e"/>
    </style:style>
    <style:style style:name="P62" style:family="paragraph">
      <loext:graphic-properties draw:fill="solid" draw:fill-color="#7fb241"/>
    </style:style>
    <style:style style:name="P63" style:family="paragraph">
      <loext:graphic-properties draw:fill="solid" draw:fill-color="#9d0f89"/>
    </style:style>
    <style:style style:name="P64" style:family="paragraph">
      <loext:graphic-properties draw:fill="solid" draw:fill-color="#1ca2b8"/>
    </style:style>
    <style:style style:name="P65" style:family="paragraph">
      <loext:graphic-properties draw:fill="solid" draw:fill-color="#d7e12c"/>
    </style:style>
    <style:style style:name="P66" style:family="paragraph">
      <loext:graphic-properties draw:fill="solid" draw:fill-color="#f99e06"/>
    </style:style>
    <style:style style:name="P6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officeooo:rsid="00c60d5a"/>
    </style:style>
    <style:style style:name="T10" style:family="text">
      <style:text-properties officeooo:rsid="00c911f8"/>
    </style:style>
    <style:style style:name="T11" style:family="text">
      <style:text-properties fo:color="#000000" loext:opacity="100%" fo:background-color="#ffff00" loext:char-shading-value="0"/>
    </style:style>
    <style:style style:name="T12" style:family="text">
      <style:text-properties fo:color="#000000" loext:opacity="100%" officeooo:rsid="00cf48ca" fo:background-color="#ffff00" loext:char-shading-value="0"/>
    </style:style>
    <style:style style:name="T13" style:family="text">
      <style:text-properties fo:color="#000000" loext:opacity="100%" officeooo:rsid="003a75d5" fo:background-color="#ffff00" loext:char-shading-value="0"/>
    </style:style>
    <style:style style:name="T14" style:family="text">
      <style:text-properties officeooo:rsid="00cf48ca"/>
    </style:style>
    <style:style style:name="T15" style:family="text">
      <style:text-properties style:use-window-font-color="true" loext:opacity="0%" fo:background-color="#ffff00" loext:char-shading-value="0"/>
    </style:style>
    <style:style style:name="T16" style:family="text">
      <style:text-properties style:use-window-font-color="true" loext:opacity="0%" officeooo:rsid="00cf48ca" fo:background-color="#ffff00" loext:char-shading-value="0"/>
    </style:style>
    <style:style style:name="T17" style:family="text">
      <style:text-properties style:use-window-font-color="true" loext:opacity="0%" fo:language="fr" fo:country="FR" fo:background-color="#ffff00" loext:char-shading-value="0" style:language-asian="zxx" style:country-asian="none" style:language-complex="zxx" style:country-complex="none"/>
    </style:style>
    <style:style style:name="T18" style:family="text">
      <style:text-properties style:use-window-font-color="true" loext:opacity="0%" fo:language="fr" fo:country="FR" officeooo:rsid="00d28378" fo:background-color="#ffff00" loext:char-shading-value="0" style:language-asian="zxx" style:country-asian="none" style:language-complex="zxx" style:country-complex="none"/>
    </style:style>
    <style:style style:name="T19" style:family="text">
      <style:text-properties style:use-window-font-color="true" loext:opacity="0%" fo:language="fr" fo:country="FR" officeooo:rsid="00d2f65c" fo:background-color="#ffff00" loext:char-shading-value="0" style:language-asian="zxx" style:country-asian="none" style:language-complex="zxx" style:country-complex="none"/>
    </style:style>
    <style:style style:name="T20" style:family="text">
      <style:text-properties style:use-window-font-color="true" loext:opacity="0%" fo:language="fr" fo:country="FR" officeooo:rsid="00d24275" fo:background-color="#ffff00" loext:char-shading-value="0" style:language-asian="zxx" style:country-asian="none" style:language-complex="zxx" style:country-complex="none"/>
    </style:style>
    <style:style style:name="T21" style:family="text">
      <style:text-properties style:use-window-font-color="true" loext:opacity="0%" fo:language="fr" fo:country="FR" officeooo:rsid="00f18051" fo:background-color="#ffff00" loext:char-shading-value="0" style:language-asian="zxx" style:country-asian="none" style:language-complex="zxx" style:country-complex="none"/>
    </style:style>
    <style:style style:name="T22" style:family="text">
      <style:text-properties style:text-position="0% 100%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text-position="0% 100%" fo:font-weight="normal" officeooo:rsid="0023a104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text-position="0% 100%" fo:font-weight="normal" officeooo:rsid="0022d413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text-position="0% 100%" fo:font-weight="normal" officeooo:rsid="00cd16e3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text-position="0% 100%" fo:font-weight="normal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style:text-position="0% 100%" fo:font-weight="normal" officeooo:rsid="0022d413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style:text-position="0% 100%" fo:font-weight="bold" style:font-size-asian="10pt" style:font-style-asian="normal" style:font-weight-asian="bold" style:font-size-complex="10pt" style:font-style-complex="normal" style:font-weight-complex="bold"/>
    </style:style>
    <style:style style:name="T29" style:family="text">
      <style:text-properties officeooo:rsid="0023a104"/>
    </style:style>
    <style:style style:name="T30" style:family="text">
      <style:text-properties fo:background-color="#ffff00" loext:char-shading-value="0"/>
    </style:style>
    <style:style style:name="T31" style:family="text">
      <style:text-properties officeooo:rsid="00d24275" fo:background-color="#ffff00" loext:char-shading-value="0"/>
    </style:style>
    <style:style style:name="T32" style:family="text">
      <style:text-properties officeooo:rsid="00d28378" fo:background-color="#ffff00" loext:char-shading-value="0"/>
    </style:style>
    <style:style style:name="T33" style:family="text">
      <style:text-properties fo:font-weight="normal" style:font-size-asian="10pt" style:font-weight-asian="normal" style:font-size-complex="10pt" style:font-weight-complex="normal"/>
    </style:style>
    <style:style style:name="T34" style:family="text">
      <style:text-properties fo:font-weight="normal" officeooo:rsid="00d04ed8" style:font-size-asian="10pt" style:font-weight-asian="normal" style:font-size-complex="10pt" style:font-weight-complex="normal"/>
    </style:style>
    <style:style style:name="T35" style:family="text">
      <style:text-properties officeooo:rsid="00d04ed8"/>
    </style:style>
    <style:style style:name="T36" style:family="text">
      <style:text-properties style:font-size-asian="10pt" style:font-size-complex="10pt"/>
    </style:style>
    <style:style style:name="T37" style:family="text">
      <style:text-properties officeooo:rsid="00d04ed8" style:font-size-asian="10pt" style:font-size-complex="10pt"/>
    </style:style>
    <style:style style:name="T38" style:family="text">
      <style:text-properties officeooo:rsid="00cb7a81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officeooo:rsid="00cd16e3"/>
    </style:style>
    <style:style style:name="T4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3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fr5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fo:padding="0cm" fo:border="none" draw:ole-draw-aspect="1"/>
    </style:style>
    <style:style style:name="fr7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9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1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gr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6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54" text:outline-level="1"><text:span text:style-name="_5f_Caractères"><text:span text:style-name="T10">Sohan</text:span></text:span><text:span text:style-name="_5f_Caractères"> a reçu une boîte de chocolat. Il </text:span><text:span text:style-name="_5f_Caractères"><text:span text:style-name="T9">en </text:span></text:span><text:span text:style-name="_5f_Caractères">a mangé les </text:span><text:span text:style-name="_5f_Caractères"><draw:frame draw:style-name="fr7" draw:name="Objet1221" text:anchor-type="as-char" svg:y="-0.538cm" svg:width="0.295cm" svg:height="0.873cm" draw:z-index="10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, il en a donné les </text:span><text:span text:style-name="_5f_Caractères"><draw:frame draw:style-name="fr7" draw:name="Objet1231" text:anchor-type="as-char" svg:y="-0.538cm" svg:width="0.519cm" svg:height="0.873cm" draw:z-index="96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_5f_Caractères"><text:s/>à Nadia et les </text:span><text:span text:style-name="_5f_Caractères"><draw:frame draw:style-name="fr7" draw:name="Objet1241" text:anchor-type="as-char" svg:y="-0.538cm" svg:width="0.519cm" svg:height="0.873cm" draw:z-index="8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_5f_Caractères"><text:s/>à Tom. Qui a eu la plus grosse part ?</text:span></text:h>
        </text:list-item>
      </text:list>
      <text:p text:style-name="P14"><text:span text:style-name="_5f_pointillés_20_gris"><text:span text:style-name="T12">Comm</text:span></text:span><text:span text:style-name="_5f_pointillés_20_gris"><text:span text:style-name="T11">e : </text:span></text:span><text:span text:style-name="_5f_pointillés_20_gris"><text:span text:style-name="T11"><draw:frame draw:style-name="fr11" draw:name="Objet38" text:anchor-type="as-char" svg:width="0.494cm" svg:height="0.873cm" draw:z-index="89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_5f_pointillés_20_gris"><text:span text:style-name="T11"><text:s/>= </text:span></text:span><text:span text:style-name="_5f_pointillés_20_gris"><text:span text:style-name="T11"><draw:frame draw:style-name="fr10" draw:name="Objet2" text:anchor-type="as-char" svg:y="-0.534cm" svg:width="0.492cm" svg:height="0.87cm" draw:z-index="91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_5f_pointillés_20_gris"><text:span text:style-name="T11"> ; </text:span></text:span><text:span text:style-name="_5f_pointillés_20_gris"><text:span text:style-name="T11"><draw:frame draw:style-name="fr11" draw:name="Objet40" text:anchor-type="as-char" svg:width="0.72cm" svg:height="0.873cm" draw:z-index="92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_5f_pointillés_20_gris"><text:span text:style-name="T11"><text:s/>= </text:span></text:span><text:span text:style-name="_5f_pointillés_20_gris"><text:span text:style-name="T11"><draw:frame draw:style-name="fr10" draw:name="Objet3" text:anchor-type="as-char" svg:y="-0.534cm" svg:width="0.492cm" svg:height="0.87cm" draw:z-index="93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_5f_pointillés_20_gris"><text:span text:style-name="T11"> ; </text:span></text:span><text:span text:style-name="_5f_pointillés_20_gris"><text:span text:style-name="T11"><draw:frame draw:style-name="fr11" draw:name="Objet42" text:anchor-type="as-char" svg:width="0.72cm" svg:height="0.873cm" draw:z-index="94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_5f_pointillés_20_gris"><text:span text:style-name="T11"><text:s/>= </text:span></text:span><text:span text:style-name="_5f_pointillés_20_gris"><text:span text:style-name="T11"><draw:frame draw:style-name="fr10" draw:name="Objet1" text:anchor-type="as-char" svg:y="-0.534cm" svg:width="0.492cm" svg:height="0.87cm" draw:z-index="95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15"><text:span text:style-name="_5f_pointillés_20_gris"><text:span text:style-name="T11">Ils ont donc tous mangé la même quantité.</text:span></text:span></text:p>
      <text:list text:continue-numbering="true" text:style-name="_5f_Numérotation_20_des_20_exercices">
        <text:list-item>
          <text:h text:style-name="P56" text:outline-level="1"><text:span text:style-name="_5f_Caractères">Trois chaînes de télévision comparent l'audimat de leurs émissions phares du samedi soir. La chaîne A estime qu'elle a réuni </text:span><text:span text:style-name="_5f_Caractères"><draw:frame draw:style-name="fr7" draw:name="Object1" text:anchor-type="as-char" svg:y="-0.534cm" svg:width="0.517cm" svg:height="0.87cm" draw:z-index="66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_5f_Caractères"><text:s/>des téléspectateurs. La chaîne B annonce que </text:span><text:span text:style-name="_5f_Caractères"><draw:frame draw:style-name="fr7" draw:name="Object2" text:anchor-type="as-char" svg:y="-0.534cm" svg:width="0.517cm" svg:height="0.87cm" draw:z-index="67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_5f_Caractères"><text:s/>des téléspectateurs ont regardé son émission et la chaîne C prétend avoir rassemblé </text:span><text:span text:style-name="_5f_Caractères"><draw:frame draw:style-name="fr7" draw:name="Object3" text:anchor-type="as-char" svg:y="-0.534cm" svg:width="0.517cm" svg:height="0.87cm" draw:z-index="68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_5f_Caractères"><text:s/>des téléspectateurs. </text:span></text:h>
          <text:list>
            <text:list-item>
              <text:p text:style-name="P53"><text:span text:style-name="_5f_Caractères">Quelle chaîne ment assurément ?</text:span></text:p>
            </text:list-item>
          </text:list>
        </text:list-item>
      </text:list>
      <text:p text:style-name="P15"><text:span text:style-name="_5f_Correction_20_surligné"><text:span text:style-name="T14">Comme</text:span></text:span><text:span text:style-name="_5f_Correction_20_surligné"> </text:span><text:span text:style-name="_5f_Correction_20_surligné"><draw:frame draw:style-name="fr9" draw:name="Objet4" text:anchor-type="as-char" svg:y="-0.534cm" svg:width="0.517cm" svg:height="0.87cm" draw:z-index="78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_5f_Correction_20_surligné"><text:s/>est supérieur à 1, </text:span><text:span text:style-name="_5f_Correction_20_surligné"><text:span text:style-name="T14">c’est la chaîne C qui ment.</text:span></text:span></text:p>
      <text:list text:continue-numbering="true" text:style-name="_5f_Numérotation_20_des_20_exercices">
        <text:list-item>
          <text:list>
            <text:list-item>
              <text:p text:style-name="P53"><text:span text:style-name="_5f_Caractères">Parmi les deux autres chaînes, laquelle a réalisé la meilleure audience ?</text:span></text:p>
            </text:list-item>
          </text:list>
        </text:list-item>
      </text:list>
      <text:p text:style-name="P15"><text:span text:style-name="_5f_pointillés_20_gris"><text:span text:style-name="T12">Comme </text:span></text:span><text:span text:style-name="_5f_pointillés_20_gris"><text:span text:style-name="T11"><draw:frame draw:style-name="fr8" draw:name="Objet584" text:anchor-type="as-char" svg:width="1.67cm" svg:height="0.873cm" draw:z-index="8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_5f_pointillés_20_gris"><text:span text:style-name="T11"><text:s/></text:span></text:span><text:span text:style-name="_5f_pointillés_20_gris"><text:span text:style-name="T15">et </text:span></text:span><text:span text:style-name="_5f_pointillés_20_gris"><text:span text:style-name="T16">que :</text:span></text:span><text:span text:style-name="_5f_pointillés_20_gris"><text:span text:style-name="T15"> </text:span></text:span><text:span text:style-name="_5f_pointillés_20_gris"><text:span text:style-name="T15"><draw:frame draw:style-name="fr8" draw:name="Objet585" text:anchor-type="as-char" svg:width="1.67cm" svg:height="0.873cm" draw:z-index="9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text:span text:style-name="_5f_pointillés_20_gris"><text:span text:style-name="T15">, c'est la chaîne A qui a réalisé la meilleure audience.</text:span></text:span></text:p>
      <text:h text:style-name="_5f_Paragraphe" text:outline-level="1"><text:span text:style-name="_5f_Caractères"/></text:h>
      <text:list xml:id="list203026361173959" text:continue-numbering="true" text:style-name="_5f_Numérotation_20_des_20_exercices">
        <text:list-item>
          <text:h text:style-name="P55" text:outline-level="1"><text:span text:style-name="_5f_Caractères">Un constructeur automobile crée plusieurs voitures différentes. On appelle cheval ou cheval-vapeur (cv) l’unité utilisée pour mesurer la puissance d’une motorisation.</text:span></text:h>
        </text:list-item>
      </text:list>
      <text:h text:style-name="_5f_Paragraphe" text:outline-level="1"><text:span text:style-name="_5f_Caractères">Plus le rapport </text:span><text:span text:style-name="_5f_Caractères"><draw:frame draw:style-name="fr7" draw:name="Objet164" text:anchor-type="as-char" svg:y="-0.538cm" svg:width="3.598cm" svg:height="0.873cm" draw:z-index="69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_5f_Caractères"><text:s/>est élevé, plus la voiture est rapide.</text:span></text:h>
      <text:h text:style-name="_5f_Paragraphe" text:outline-level="1"><text:span text:style-name="_5f_Caractères">La voiture A pèse 780 kg et a une puissance de 78 chevaux, la voiture B pèse 854 kg et a une puissance de 185 chevaux, la voiture C pèse 996 kg et a une puissance de 156 chevaux et enfin la voiture D pèse 1,135 tonne et a une puissance de 122 chevaux.</text:span></text:h>
      <text:h text:style-name="_5f_Paragraphe" text:outline-level="1"><text:span text:style-name="_5f_Caractères">Classe ces voitures de la plus lente à la plus rapide.</text:span></text:h>
      <text:list text:style-name="_5f_Numérotation_20_des_20_exercices_20_livrets">
        <text:list-item>
          <text:list>
            <text:list-header>
              <text:p text:style-name="P20"><text:span text:style-name="_5f_pointillés_20_gris"><text:span text:style-name="T13">Pour la voiture A : </text:span></text:span><text:span text:style-name="_5f_pointillés_20_gris"><text:span text:style-name="T13"><draw:frame draw:style-name="fr6" draw:name="Objet26" text:anchor-type="as-char" svg:width="1.759cm" svg:height="0.97cm" draw:z-index="77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        <text:p text:style-name="P21"><text:span text:style-name="_5f_pointillés_20_gris"><text:span text:style-name="T13">Pour la voiture B : </text:span></text:span><text:span text:style-name="_5f_pointillés_20_gris"><text:span text:style-name="T13"><draw:frame draw:style-name="fr6" draw:name="Objet28" text:anchor-type="as-char" svg:width="1.988cm" svg:height="0.97cm" draw:z-index="79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        <text:p text:style-name="P21"><text:span text:style-name="_5f_pointillés_20_gris"><text:span text:style-name="T13">Pour la voiture C : </text:span></text:span><text:span text:style-name="_5f_pointillés_20_gris"><text:span text:style-name="T13"><draw:frame draw:style-name="fr6" draw:name="Objet29" text:anchor-type="as-char" svg:width="1.988cm" svg:height="0.97cm" draw:z-index="80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        <text:p text:style-name="P21"><text:span text:style-name="_5f_pointillés_20_gris"><text:span text:style-name="T13">Pour la voiture D : </text:span></text:span><text:span text:style-name="_5f_pointillés_20_gris"><text:span text:style-name="T13"><draw:frame draw:style-name="fr6" draw:name="Objet30" text:anchor-type="as-char" svg:width="2.212cm" svg:height="0.97cm" draw:z-index="81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      </text:list-header>
          </text:list>
        </text:list-item>
      </text:list>
      <text:p text:style-name="P15"><text:span text:style-name="_5f_pointillés_20_gris"><text:span text:style-name="T13">De la plus lente à la plus rapide, on a : A</text:span></text:span><text:span text:style-name="_5f_pointillés_20_gris"><text:span text:style-name="T12"> </text:span></text:span><text:span text:style-name="_5f_pointillés_20_gris"><text:span text:style-name="T13">; D</text:span></text:span><text:span text:style-name="_5f_pointillés_20_gris"><text:span text:style-name="T12"> </text:span></text:span><text:span text:style-name="_5f_pointillés_20_gris"><text:span text:style-name="T13">; C </text:span></text:span><text:span text:style-name="_5f_pointillés_20_gris"><text:span text:style-name="T12">et</text:span></text:span><text:span text:style-name="_5f_pointillés_20_gris"><text:span text:style-name="T13"> B.</text:span></text:span><text:span text:style-name="_5f_pointillés_20_gris"><text:tab/></text:span></text:p>
      <text:list xml:id="list203026510759348" text:continue-list="list203026361173959" text:style-name="_5f_Numérotation_20_des_20_exercices">
        <text:list-item>
          <text:h text:style-name="P57" text:outline-level="1"><text:span text:style-name="_5f_Caractères"><text:span text:style-name="T10">Alya</text:span></text:span><text:span text:style-name="_5f_Caractères"> s'entraîne à marquer des paniers au basket. Lundi, sur 25 essais, il a marqué 15 fois. Mardi, sur 10 essais, 7 ont été réussis. Mercredi, </text:span><text:span text:style-name="_5f_Caractères"><text:span text:style-name="T38">elle</text:span></text:span><text:span text:style-name="_5f_Caractères"> a réussi 65 % de ses tirs. </text:span></text:h>
        </text:list-item>
      </text:list>
      <text:h text:style-name="_5f_Paragraphe" text:outline-level="1"><text:span text:style-name="_5f_Caractères">Quel jour a-t-</text:span><text:span text:style-name="_5f_Caractères"><text:span text:style-name="T40">elle</text:span></text:span><text:span text:style-name="_5f_Caractères"> été l</text:span><text:span text:style-name="_5f_Caractères"><text:span text:style-name="T40">a</text:span></text:span><text:span text:style-name="_5f_Caractères"> meilleur</text:span><text:span text:style-name="_5f_Caractères"><text:span text:style-name="T40">e</text:span></text:span><text:span text:style-name="_5f_Caractères"> ?</text:span></text:h>
      <text:list text:style-name="Num_5f_Exo">
        <text:list-header>
          <text:h text:style-name="P19" text:outline-level="1"><text:span text:style-name="T14">C</text:span>alcul <text:span text:style-name="T14">des</text:span> taux de réussite <text:span text:style-name="T29">de chaque jour </text:span>:</text:h>
          <text:h text:style-name="P18" text:outline-level="1"><text:span text:style-name="T30"><text:s/></text:span><text:span text:style-name="_5f_Correction_20_surligné"><text:span text:style-name="T26">Lundi : </text:span></text:span><text:span text:style-name="_5f_Correction_20_surligné"><text:span text:style-name="T28"><draw:frame draw:style-name="fr5" draw:name="Objet15" text:anchor-type="as-char" svg:width="0.72cm" svg:height="0.873cm" draw:z-index="82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text:span text:style-name="_5f_Correction_20_surligné"><text:span text:style-name="T28"><text:s/>= </text:span></text:span><text:span text:style-name="_5f_Correction_20_surligné"><text:span text:style-name="T22">0,</text:span></text:span><text:span text:style-name="_5f_Correction_20_surligné"><text:span text:style-name="T24">6</text:span></text:span></text:h>
          <text:h text:style-name="P18" text:outline-level="1"><text:span text:style-name="_5f_Correction_20_surligné"><text:span text:style-name="T27"><text:s/>Mardi :</text:span></text:span><text:span text:style-name="_5f_Correction_20_surligné"><text:span text:style-name="T28"> </text:span></text:span><text:span text:style-name="_5f_Correction_20_surligné"><text:span text:style-name="T28"><draw:frame draw:style-name="fr5" draw:name="Objet34" text:anchor-type="as-char" svg:width="0.72cm" svg:height="0.873cm" draw:z-index="84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_5f_Correction_20_surligné"><text:span text:style-name="T28"><text:s/>= </text:span></text:span><text:span text:style-name="_5f_Correction_20_surligné"><text:span text:style-name="T22">0,</text:span></text:span><text:span text:style-name="_5f_Correction_20_surligné"><text:span text:style-name="T23">7</text:span></text:span></text:h>
          <text:h text:style-name="P18" text:outline-level="1"><text:span text:style-name="_5f_Correction_20_surligné"><text:span text:style-name="T27"><text:s/>Mercredi : </text:span></text:span><text:span text:style-name="_5f_Correction_20_surligné"><text:span text:style-name="T28"><draw:frame draw:style-name="fr5" draw:name="Objet35" text:anchor-type="as-char" svg:width="0.944cm" svg:height="0.873cm" draw:z-index="85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text:span text:style-name="_5f_Correction_20_surligné"><text:span text:style-name="T28"><text:s/>= </text:span></text:span><text:span text:style-name="_5f_Correction_20_surligné"><text:span text:style-name="T22">0,</text:span></text:span><text:span text:style-name="_5f_Correction_20_surligné"><text:span text:style-name="T24">65</text:span></text:span><text:span text:style-name="_5f_Correction_20_surligné"><text:span text:style-name="T22"> <text:s/></text:span></text:span></text:h>
        </text:list-header>
      </text:list>
      <text:p text:style-name="P15"><text:span text:style-name="_5f_Correction_20_surligné"><text:span text:style-name="T23">C'est mardi que </text:span></text:span><text:span text:style-name="_5f_Correction_20_surligné"><text:span text:style-name="T25">Alya</text:span></text:span><text:span text:style-name="_5f_Correction_20_surligné"><text:span text:style-name="T23"> a été l</text:span></text:span><text:span text:style-name="_5f_Correction_20_surligné"><text:span text:style-name="T25">a</text:span></text:span><text:span text:style-name="_5f_Correction_20_surligné"><text:span text:style-name="T23"> meilleur</text:span></text:span><text:span text:style-name="_5f_Correction_20_surligné"><text:span text:style-name="T25">e</text:span></text:span><text:span text:style-name="_5f_Correction_20_surligné"><text:span text:style-name="T23">.</text:span></text:span></text:p>
      <text:h text:style-name="_5f_Paragraphe" text:outline-level="1"><text:span text:style-name="_5f_Caractères"/></text:h>
      <text:list text:continue-list="list203026510759348" text:style-name="_5f_Numérotation_20_des_20_exercices">
        <text:list-item>
          <text:h text:style-name="P58" text:outline-level="1"><text:soft-page-break/><text:span text:style-name="_5f_Caractères">Dans une carafe, il y a les trois quarts de deux litres de jus d'orange. </text:span></text:h>
          <text:list>
            <text:list-item>
              <text:p text:style-name="P53"><text:span text:style-name="_5f_Caractères">Quelle quantité cela représente-t-il, en litre ?</text:span></text:p>
            </text:list-item>
          </text:list>
        </text:list-item>
      </text:list>
      <text:p text:style-name="P16"><text:span text:style-name="_5f_Correction_20_surligné"><text:span text:style-name="T35">Calcul de la q</text:span></text:span><text:span text:style-name="_5f_Correction_20_surligné">uantité </text:span><text:span text:style-name="_5f_Correction_20_surligné"><text:span text:style-name="T35">que cela représente :</text:span></text:span></text:p>
      <text:p text:style-name="P16"><text:span text:style-name="_5f_Correction_20_surligné"><draw:frame draw:style-name="fr5" draw:name="Objet831" text:anchor-type="as-char" svg:width="0.497cm" svg:height="0.873cm" draw:z-index="86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_5f_Correction_20_surligné"><text:s/>× </text:span><text:span text:style-name="_5f_Correction_20_surligné"><text:span text:style-name="T35">2 L</text:span></text:span><text:span text:style-name="_5f_Correction_20_surligné"> = 0,75 × </text:span><text:span text:style-name="_5f_Correction_20_surligné"><text:span text:style-name="T35">2 L</text:span></text:span><text:span text:style-name="_5f_Correction_20_surligné"> = </text:span><text:span text:style-name="_5f_Correction_20_surligné"><text:span text:style-name="T35">1</text:span></text:span><text:span text:style-name="_5f_Correction_20_surligné">,5  L</text:span></text:p>
      <text:p text:style-name="P17"><text:span text:style-name="_5f_Correction_20_surligné"><text:span text:style-name="T33">Les trois quarts </text:span></text:span><text:span text:style-name="_5f_Correction_20_surligné"><text:span text:style-name="T34">de deux</text:span></text:span><text:span text:style-name="_5f_Correction_20_surligné"><text:span text:style-name="T33"> litre</text:span></text:span><text:span text:style-name="_5f_Correction_20_surligné"><text:span text:style-name="T34">s</text:span></text:span><text:span text:style-name="_5f_Correction_20_surligné"><text:span text:style-name="T33"> de jus d'orange représentent </text:span></text:span><text:span text:style-name="_5f_Correction_20_surligné"><text:span text:style-name="T34">1</text:span></text:span><text:span text:style-name="_5f_Correction_20_surligné"><text:span text:style-name="T33">,5 </text:span></text:span><text:span text:style-name="_5f_Correction_20_surligné"><text:span text:style-name="T34">L</text:span></text:span><text:span text:style-name="_5f_Correction_20_surligné"><text:span text:style-name="T33">.</text:span></text:span></text:p>
      <text:list text:continue-numbering="true" text:style-name="_5f_Numérotation_20_des_20_exercices">
        <text:list-item>
          <text:list>
            <text:list-item>
              <text:p text:style-name="P53"><text:span text:style-name="_5f_Caractères">Rémy se sert maintenant la moitié de cette quantité et la boit. Quelle quantité a-t-il bue ?</text:span></text:p>
            </text:list-item>
          </text:list>
        </text:list-item>
      </text:list>
      <text:p text:style-name="P13"><text:span text:style-name="_5f_Correction_20_surligné"><text:span text:style-name="T37">Calcul de la q</text:span></text:span><text:span text:style-name="_5f_Correction_20_surligné"><text:span text:style-name="T36">uantité </text:span></text:span><text:span text:style-name="_5f_Correction_20_surligné"><text:span text:style-name="T37">qu’il a </text:span></text:span><text:span text:style-name="_5f_Correction_20_surligné"><text:span text:style-name="T36">bu :</text:span></text:span></text:p>
      <text:p text:style-name="P13"><text:span text:style-name="T36"><draw:frame draw:style-name="fr5" draw:name="Objet833" text:anchor-type="as-char" svg:width="0.497cm" svg:height="0.873cm" draw:z-index="87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_5f_Correction_20_surligné"><text:span text:style-name="T36"><text:s/>× </text:span></text:span><text:span text:style-name="_5f_Correction_20_surligné"><text:span text:style-name="T37">1</text:span></text:span><text:span text:style-name="_5f_Correction_20_surligné"><text:span text:style-name="T36">,5 </text:span></text:span><text:span text:style-name="_5f_Correction_20_surligné"><text:span text:style-name="T37">L</text:span></text:span><text:span text:style-name="_5f_Correction_20_surligné"><text:span text:style-name="T36"> = 0,75 L</text:span></text:span></text:p>
      <text:p text:style-name="P15"><text:span text:style-name="_5f_Correction_20_surligné"><text:span text:style-name="T36">Il a donc bu 0,</text:span></text:span><text:span text:style-name="_5f_Correction_20_surligné"><text:span text:style-name="T37">7</text:span></text:span><text:span text:style-name="_5f_Correction_20_surligné"><text:span text:style-name="T36">5 litre de jus d'orange.</text:span></text:span></text:p>
      <text:list text:continue-numbering="true" text:style-name="_5f_Numérotation_20_des_20_exercices">
        <text:list-item>
          <text:h text:style-name="P56" text:outline-level="1"><text:span text:style-name="_5f_Caractères"><text:span text:style-name="T9">Yanis</text:span></text:span><text:span text:style-name="_5f_Caractères"> reçoit un revenu mensuel de 2835 €. Son loyer représente </text:span><text:span text:style-name="_5f_Caractères"><draw:frame draw:style-name="fr4" draw:name="Objet111" text:anchor-type="as-char" svg:y="-0.534cm" svg:width="0.293cm" svg:height="0.87cm" draw:z-index="7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_5f_Caractères"><text:s/>de ses revenus et les achats alimentaires </text:span><text:span text:style-name="_5f_Caractères"><draw:frame draw:style-name="fr4" draw:name="Objet203" text:anchor-type="as-char" svg:y="-0.534cm" svg:width="0.293cm" svg:height="0.87cm" draw:z-index="7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_5f_Caractères"><text:s/>de ses revenus.</text:span></text:h>
        </text:list-item>
      </text:list>
      <text:h text:style-name="_5f_Paragraphe_5f_Exemple_5f_avec_5f_Titre" text:outline-level="1"><text:span text:style-name="_5f_Caractères_5f_gras">Aide : Pense à utiliser l’écriture décimale : </text:span><text:span text:style-name="_5f_Caractères"><draw:frame draw:style-name="fr3" draw:name="Object4" text:anchor-type="as-char" svg:y="-0.534cm" svg:width="0.492cm" svg:height="0.87cm" draw:z-index="70"><draw:object xlink:href="./Object 17" xlink:type="simple" xlink:show="embed" xlink:actuate="onLoad"/><draw:image xlink:href="./ObjectReplacements/Object 17" xlink:type="simple" xlink:show="embed" xlink:actuate="onLoad"/></draw:frame></text:span><text:span text:style-name="_5f_Caractères_5f_gras"> </text:span><text:span text:style-name="_5f_Caractères_5f_gras"><text:span text:style-name="T39">= 0,6 ; </text:span></text:span><text:span text:style-name="_5f_Caractères"><text:span text:style-name="T39"><draw:frame draw:style-name="fr3" draw:name="Object5" text:anchor-type="as-char" svg:y="-0.534cm" svg:width="0.492cm" svg:height="0.87cm" draw:z-index="71"><draw:object xlink:href="./Object 18" xlink:type="simple" xlink:show="embed" xlink:actuate="onLoad"/><draw:image xlink:href="./ObjectReplacements/Object 18" xlink:type="simple" xlink:show="embed" xlink:actuate="onLoad"/></draw:frame></text:span></text:span><text:span text:style-name="_5f_Caractères"><text:span text:style-name="T39">=0,75, etc.</text:span></text:span></text:h>
      <text:h text:style-name="_5f_Paragraphe" text:outline-level="1"><text:span text:style-name="_5f_Caractères"><text:s/>Quelle somme d’argent lui reste-t-il après avoir payé le loyer et sa nourriture ?</text:span></text:h>
      <text:h text:style-name="_5f_Paragraphe" text:outline-level="1"><text:span text:style-name="_5f_Caractères"><text:span text:style-name="T31">Calcul de la somme d’argent a</text:span></text:span><text:span text:style-name="_5f_Caractères"><text:span text:style-name="T32">llou</text:span></text:span><text:span text:style-name="_5f_Caractères"><text:span text:style-name="T31">ée à :</text:span></text:span></text:h>
      <text:list text:style-name="List_20_1">
        <text:list-item>
          <text:h text:style-name="P52" text:outline-level="1"><text:span text:style-name="_5f_Caractères"><text:span text:style-name="T31">Son loyer</text:span></text:span><text:span text:style-name="_5f_Caractères"><text:span text:style-name="T32"> </text:span></text:span><text:span text:style-name="_5f_Caractères"><text:span text:style-name="T31">: </text:span></text:span><text:span text:style-name="_5f_pointillés_20_gris"><text:span text:style-name="T20"><draw:frame draw:style-name="fr2" draw:name="Objet7" text:anchor-type="as-char" svg:y="-0.538cm" svg:width="0.496cm" svg:height="0.873cm" draw:z-index="75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text:span text:style-name="_5f_pointillés_20_gris"><text:span text:style-name="T18"> </text:span></text:span><text:span text:style-name="_5f_Correction_20_surligné"><text:span text:style-name="T20">×</text:span></text:span><text:span text:style-name="_5f_Correction_20_surligné"><text:span text:style-name="T18"> 2 835 € = 1 215 €</text:span></text:span></text:h>
        </text:list-item>
        <text:list-item>
          <text:h text:style-name="P52" text:outline-level="1"><text:span text:style-name="_5f_Correction_20_surligné"><text:span text:style-name="T18">Ses achats alimentaires : </text:span></text:span><text:span text:style-name="_5f_pointillés_20_gris"><text:span text:style-name="T20"><draw:frame draw:style-name="fr2" draw:name="Objet8" text:anchor-type="as-char" svg:y="-0.538cm" svg:width="0.496cm" svg:height="0.873cm" draw:z-index="76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text:span text:style-name="_5f_pointillés_20_gris"><text:span text:style-name="T18"> </text:span></text:span><text:span text:style-name="_5f_Correction_20_surligné"><text:span text:style-name="T20">×</text:span></text:span><text:span text:style-name="_5f_Correction_20_surligné"><text:span text:style-name="T18"> 2 835 €= 708,75 €</text:span></text:span></text:h>
        </text:list-item>
        <text:list-item>
          <text:h text:style-name="P52" text:outline-level="1"><text:span text:style-name="_5f_Correction_20_surligné"><text:span text:style-name="T18">Le reste</text:span></text:span><text:span text:style-name="_5f_Correction_20_surligné"><text:span text:style-name="T19"> </text:span></text:span><text:span text:style-name="_5f_Correction_20_surligné"><text:span text:style-name="T18">: 2 835 € </text:span></text:span><text:span text:style-name="_5f_Correction_20_surligné"><text:span text:style-name="T21">–</text:span></text:span><text:span text:style-name="_5f_Correction_20_surligné"><text:span text:style-name="T18"> 1 215 € </text:span></text:span><text:span text:style-name="_5f_Correction_20_surligné"><text:span text:style-name="T21">–</text:span></text:span><text:span text:style-name="_5f_Correction_20_surligné"><text:span text:style-name="T18"> 708,75 € = 911,25 € </text:span></text:span></text:h>
        </text:list-item>
      </text:list>
      <text:p text:style-name="P15"><text:span text:style-name="_5f_pointillés_20_gris"><text:span text:style-name="T18">I</text:span></text:span><text:span text:style-name="_5f_Correction_20_surligné"><text:span text:style-name="T17">l lui reste </text:span></text:span><text:span text:style-name="_5f_Correction_20_surligné"><text:span text:style-name="T18">donc</text:span></text:span><text:span text:style-name="_5f_Correction_20_surligné"><text:span text:style-name="T19"> </text:span></text:span><text:span text:style-name="_5f_Correction_20_surligné"><text:span text:style-name="T18">:</text:span></text:span><text:span text:style-name="_5f_Correction_20_surligné"><text:span text:style-name="T17"> 9</text:span></text:span><text:span text:style-name="_5f_Correction_20_surligné"><text:span text:style-name="T18">11,25</text:span></text:span><text:span text:style-name="_5f_Correction_20_surligné"><text:span text:style-name="T17"> €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Paragraphe_20_corrigé" style:display-name="_Paragraphe corrigé" style:family="paragraph" style:parent-style-name="_5f_Paragraphe_20_livret_20_">
      <loext:graphic-properties draw:fill="solid" draw:fill-color="#ffff00" draw:opacity="100%"/>
      <style:paragraph-properties fo:background-color="#ffff00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_5f_Correction_20_surligné" style:display-name="_Correction surligné" style:family="text">
      <style:text-properties fo:color="#000000" loext:opacity="100%" style:font-name="Bitstream Vera Sans5" fo:font-family="'Bitstream Vera Sans'" style:font-style-name="Oblique" style:font-family-generic="swiss" style:font-pitch="variable" fo:font-size="10pt" fo:font-style="normal" fo:background-color="#ffff00" style:font-name-asian="Bitstream Vera Sans5" style:font-family-asian="'Bitstream Vera Sans'" style:font-style-name-asian="Oblique" style:font-family-generic-asian="swiss" style:font-pitch-asian="variable" style:font-name-complex="Bitstream Vera Sans5" style:font-family-complex="'Bitstream Vera Sans'" style:font-style-name-complex="Oblique" style:font-family-generic-complex="swiss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 draw:fill-image-width="0cm" draw:fill-image-height="0cm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9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1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36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3</text:span></text:p></draw:text-box></draw:frame><draw:line text:anchor-type="paragraph" draw:z-index="41" draw:name="Ligne_Entete_Impair_Numerique_2col" draw:style-name="Mgr5" draw:text-style-name="MP4" svg:x1="16.023cm" svg:y1="0.36cm" svg:x2="20.496cm" svg:y2="0.36cm"><text:p/></draw:line><draw:line text:anchor-type="paragraph" draw:z-index="37" draw:name="Ligne_Verticale_Impair_Numerique_2col" draw:style-name="Mgr5" draw:text-style-name="MP4" svg:x1="9.477cm" svg:y1="2.007cm" svg:x2="9.477cm" svg:y2="27.044cm"><text:p/></draw:line>Problèmes</text:p>
      </style:header>
      <style:header-left>
        <text:p text:style-name="MP1"><draw:path text:anchor-type="paragraph" draw:z-index="20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2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44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3</text:span></text:p></draw:text-box></draw:frame><draw:line text:anchor-type="paragraph" draw:z-index="42" draw:name="Ligne_Entete_Pair_Numerique_2col" draw:style-name="Mgr5" draw:text-style-name="MP4" svg:x1="16.023cm" svg:y1="0.36cm" svg:x2="20.496cm" svg:y2="0.36cm"><text:p/></draw:line><draw:line text:anchor-type="paragraph" draw:z-index="43" draw:name="Ligne_Verticale_Pair_Numerique_2col" draw:style-name="Mgr5" draw:text-style-name="MP4" svg:x1="9.477cm" svg:y1="2.007cm" svg:x2="9.477cm" svg:y2="27.044cm"><text:p/></draw:line>Problème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38"><draw:text-box fo:min-height="0.499cm" fo:min-width="5.126cm"><text:h text:style-name="MP6" text:outline-level="1">Fractions : les opérations</text:h></draw:text-box></draw:frame><text:s text:c="2"/><text:span text:style-name="_5f_Caractères_5f_gras_5f_Blanc"><text:page-number text:select-page="current">3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40"><draw:text-box fo:min-height="0.52cm" fo:min-width="6.994cm"><text:h text:style-name="MP7" text:outline-level="1">Fractions : les opération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49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2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1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50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1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2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Fractions : les opération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53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5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2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54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6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3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3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4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45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48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4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46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47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5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3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Fractions : les opération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57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9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5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58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60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4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61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62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6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39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63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7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6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5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108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12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1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109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13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2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7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8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110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14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3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111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15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4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9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0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118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98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7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119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99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8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3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4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116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20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5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117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97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6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1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2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30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26" draw:name="Ligne_Entete_Impair_Programmation_2col" draw:style-name="Mgr20" draw:text-style-name="MP4" svg:x1="16.023cm" svg:y1="0.36cm" svg:x2="20.496cm" svg:y2="0.36cm"><text:p/></draw:line><draw:frame text:anchor-type="paragraph" draw:z-index="34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31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27" draw:name="Ligne_Entete_Pair_Programmation_2col" draw:style-name="Mgr20" draw:text-style-name="MP4" svg:x1="16.023cm" svg:y1="0.36cm" svg:x2="20.496cm" svg:y2="0.36cm"><text:p/></draw:line><draw:frame text:anchor-type="paragraph" draw:z-index="35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7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8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28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24" draw:name="Ligne_Entete_Impair_Programmation_1col" draw:style-name="Mgr20" draw:text-style-name="MP4" svg:x1="16.023cm" svg:y1="0.36cm" svg:x2="20.496cm" svg:y2="0.36cm"><text:p/></draw:line><draw:frame text:anchor-type="paragraph" draw:z-index="32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29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25" draw:name="Ligne_Entete_Pair_Programmation_1col" draw:style-name="Mgr20" draw:text-style-name="MP4" svg:x1="16.023cm" svg:y1="0.36cm" svg:x2="20.496cm" svg:y2="0.36cm"><text:p/></draw:line><draw:frame text:anchor-type="paragraph" draw:z-index="33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5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6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20:32:06.360000000</meta:creation-date>
    <meta:editing-duration>PT1H29M6S</meta:editing-duration>
    <meta:editing-cycles>20</meta:editing-cycles>
    <meta:generator>LibreOffice/7.6.7.2$Windows_X86_64 LibreOffice_project/dd47e4b30cb7dab30588d6c79c651f218165e3c5</meta:generator>
    <meta:initial-creator>M. KHARROUBI</meta:initial-creator>
    <dc:date>2024-07-09T20:30:25.174000000</dc:date>
    <meta:document-statistic meta:table-count="0" meta:image-count="0" meta:object-count="31" meta:page-count="2" meta:paragraph-count="113" meta:word-count="706" meta:character-count="3597" meta:non-whitespace-character-count="2922"/>
    <meta:template xlink:type="simple" xlink:actuate="onRequest" xlink:title="Modele_Cahier" xlink:href="../../../../../../Modele_Cahier.ott" meta:date="2024-03-02T09:46:07.205140257"/>
  </office:meta>
</office:document-meta>
</file>

<file path=Object 1/content.xml><?xml version="1.0" encoding="utf-8"?>
<math xmlns="http://www.w3.org/1998/Math/MathML" display="block">
  <semantics>
    <mfrac>
      <mn>6</mn>
      <mn>9</mn>
    </mfrac>
    <annotation encoding="StarMath 5.0">{6}over {9}</annotation>
  </semantics>
</math>
</file>

<file path=Object 10/content.xml><?xml version="1.0" encoding="utf-8"?>
<math xmlns="http://www.w3.org/1998/Math/MathML" display="block">
  <semantics>
    <mfrac>
      <mn>1</mn>
      <mn>3</mn>
    </mfrac>
    <annotation encoding="StarMath 5.0">{1}over {3}</annotation>
  </semantics>
</math>
</file>

<file path=Object 11/content.xml><?xml version="1.0" encoding="utf-8"?>
<math xmlns="http://www.w3.org/1998/Math/MathML" display="block">
  <semantics>
    <mfrac>
      <mn>7</mn>
      <mn>21</mn>
    </mfrac>
    <annotation encoding="StarMath 5.0">{7}over {21
}</annotation>
  </semantics>
</math>
</file>

<file path=Object 12/content.xml><?xml version="1.0" encoding="utf-8"?>
<math xmlns="http://www.w3.org/1998/Math/MathML" display="block">
  <semantics>
    <mfrac>
      <mn>1</mn>
      <mn>3</mn>
    </mfrac>
    <annotation encoding="StarMath 5.0">{1}over {3}</annotation>
  </semantics>
</math>
</file>

<file path=Object 13/content.xml><?xml version="1.0" encoding="utf-8"?>
<math xmlns="http://www.w3.org/1998/Math/MathML" display="block">
  <semantics>
    <mfrac>
      <mn>39</mn>
      <mn>34</mn>
    </mfrac>
    <annotation encoding="StarMath 5.0">{39}over {34}</annotation>
  </semantics>
</math>
</file>

<file path=Object 14/content.xml><?xml version="1.0" encoding="utf-8"?>
<math xmlns="http://www.w3.org/1998/Math/MathML" display="block">
  <semantics>
    <mfrac>
      <mn>7</mn>
      <mn>17</mn>
    </mfrac>
    <annotation encoding="StarMath 5.0">{7}over {17}</annotation>
  </semantics>
</math>
</file>

<file path=Object 15/content.xml><?xml version="1.0" encoding="utf-8"?>
<math xmlns="http://www.w3.org/1998/Math/MathML" display="block">
  <semantics>
    <mfrac>
      <mn>20</mn>
      <mn>51</mn>
    </mfrac>
    <annotation encoding="StarMath 5.0">{20}over {51}</annotation>
  </semantics>
</math>
</file>

<file path=Object 16/content.xml><?xml version="1.0" encoding="utf-8"?>
<math xmlns="http://www.w3.org/1998/Math/MathML" display="block">
  <semantics>
    <mfrac>
      <mn>39</mn>
      <mn>34</mn>
    </mfrac>
    <annotation encoding="StarMath 5.0">{39}over {34}</annotation>
  </semantics>
</math>
</file>

<file path=Object 17/content.xml><?xml version="1.0" encoding="utf-8"?>
<math xmlns="http://www.w3.org/1998/Math/MathML" display="block">
  <semantics>
    <mfrac>
      <mn>3</mn>
      <mn>5</mn>
    </mfrac>
    <annotation encoding="StarMath 5.0">{3}over{5}</annotation>
  </semantics>
</math>
</file>

<file path=Object 18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19/content.xml><?xml version="1.0" encoding="utf-8"?>
<math xmlns="http://www.w3.org/1998/Math/MathML" display="block">
  <semantics>
    <mrow>
      <mfrac>
        <mn>7</mn>
        <mn>17</mn>
      </mfrac>
      <mrow>
        <mspace width="0.5em"/>
        <mo stretchy="false">=</mo>
        <mspace width="0.5em"/>
      </mrow>
      <mfrac>
        <mn>21</mn>
        <mn>51</mn>
      </mfrac>
    </mrow>
    <annotation encoding="StarMath 5.0">{7} over {17}` = `{21} over {51}</annotation>
  </semantics>
</math>
</file>

<file path=Object 2/content.xml><?xml version="1.0" encoding="utf-8"?>
<math xmlns="http://www.w3.org/1998/Math/MathML" display="block">
  <semantics>
    <mfrac>
      <mn>10</mn>
      <mn>27</mn>
    </mfrac>
    <annotation encoding="StarMath 5.0">{10} over {27}</annotation>
  </semantics>
</math>
</file>

<file path=Object 20/content.xml><?xml version="1.0" encoding="utf-8"?>
<math xmlns="http://www.w3.org/1998/Math/MathML" display="block">
  <semantics>
    <mrow>
      <mfrac>
        <mn>21</mn>
        <mn>51</mn>
      </mfrac>
      <mrow>
        <mspace width="0.5em"/>
        <mo stretchy="false">&gt;</mo>
        <mspace width="0.5em"/>
      </mrow>
      <mfrac>
        <mn>20</mn>
        <mn>51</mn>
      </mfrac>
    </mrow>
    <annotation encoding="StarMath 5.0">{21} over {51}` &gt; `{20} over {51}</annotation>
  </semantics>
</math>
</file>

<file path=Object 21/content.xml><?xml version="1.0" encoding="utf-8"?>
<math xmlns="http://www.w3.org/1998/Math/MathML" display="block">
  <semantics>
    <mrow>
      <mfrac>
        <mn>78</mn>
        <mn>780</mn>
      </mfrac>
      <mo stretchy="false">=</mo>
      <mn>0,1</mn>
    </mrow>
    <annotation encoding="StarMath 5.0">{78} over {780} = 0,1</annotation>
  </semantics>
</math>
</file>

<file path=Object 22/content.xml><?xml version="1.0" encoding="utf-8"?>
<math xmlns="http://www.w3.org/1998/Math/MathML" display="block">
  <semantics>
    <mrow>
      <mrow>
        <mfrac>
          <mn>185</mn>
          <mn>854</mn>
        </mfrac>
        <mo stretchy="false">≈</mo>
        <mn>0</mn>
      </mrow>
      <mn>,22</mn>
    </mrow>
    <annotation encoding="StarMath 5.0">{185} over {854} approx 0,22 </annotation>
  </semantics>
</math>
</file>

<file path=Object 23/content.xml><?xml version="1.0" encoding="utf-8"?>
<math xmlns="http://www.w3.org/1998/Math/MathML" display="block">
  <semantics>
    <mrow>
      <mrow>
        <mfrac>
          <mn>156</mn>
          <mn>996</mn>
        </mfrac>
        <mo stretchy="false">≈</mo>
        <mn>0</mn>
      </mrow>
      <mn>,16</mn>
    </mrow>
    <annotation encoding="StarMath 5.0">{156} over {996} approx 0,16 </annotation>
  </semantics>
</math>
</file>

<file path=Object 24/content.xml><?xml version="1.0" encoding="utf-8"?>
<math xmlns="http://www.w3.org/1998/Math/MathML" display="block">
  <semantics>
    <mrow>
      <mrow>
        <mfrac>
          <mn>122</mn>
          <mn>1135</mn>
        </mfrac>
        <mo stretchy="false">≈</mo>
        <mn>0</mn>
      </mrow>
      <mn>,11</mn>
    </mrow>
    <annotation encoding="StarMath 5.0">{122} over {1135} approx 0,11 </annotation>
  </semantics>
</math>
</file>

<file path=Object 25/content.xml><?xml version="1.0" encoding="utf-8"?>
<math xmlns="http://www.w3.org/1998/Math/MathML" display="block">
  <semantics>
    <mfrac>
      <mn>15</mn>
      <mn>25</mn>
    </mfrac>
    <annotation encoding="StarMath 5.0">{{15 over 25}}</annotation>
  </semantics>
</math>
</file>

<file path=Object 26/content.xml><?xml version="1.0" encoding="utf-8"?>
<math xmlns="http://www.w3.org/1998/Math/MathML" display="block">
  <semantics>
    <mfrac>
      <mn>7</mn>
      <mn>10</mn>
    </mfrac>
    <annotation encoding="StarMath 5.0">{{7 over 10}}</annotation>
  </semantics>
</math>
</file>

<file path=Object 27/content.xml><?xml version="1.0" encoding="utf-8"?>
<math xmlns="http://www.w3.org/1998/Math/MathML" display="block">
  <semantics>
    <mfrac>
      <mn>65</mn>
      <mn>100</mn>
    </mfrac>
    <annotation encoding="StarMath 5.0">{{65 over 100}}</annotation>
  </semantics>
</math>
</file>

<file path=Object 28/content.xml><?xml version="1.0" encoding="utf-8"?>
<math xmlns="http://www.w3.org/1998/Math/MathML" display="block">
  <semantics>
    <mfrac>
      <mn>3</mn>
      <mn>4</mn>
    </mfrac>
    <annotation encoding="StarMath 5.0">{3} over {4}</annotation>
  </semantics>
</math>
</file>

<file path=Object 29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3/content.xml><?xml version="1.0" encoding="utf-8"?>
<math xmlns="http://www.w3.org/1998/Math/MathML" display="block">
  <semantics>
    <mfrac>
      <mn>6</mn>
      <mn>21</mn>
    </mfrac>
    <annotation encoding="StarMath 5.0">{6}over {21}</annotation>
  </semantics>
</math>
</file>

<file path=Object 30/content.xml><?xml version="1.0" encoding="utf-8"?>
<math xmlns="http://www.w3.org/1998/Math/MathML" display="block">
  <semantics>
    <mfrac>
      <mn>3</mn>
      <mn>7</mn>
    </mfrac>
    <annotation encoding="StarMath 5.0">{3}over{7}</annotation>
  </semantics>
</math>
</file>

<file path=Object 31/content.xml><?xml version="1.0" encoding="utf-8"?>
<math xmlns="http://www.w3.org/1998/Math/MathML" display="block">
  <semantics>
    <mfrac>
      <mn>1</mn>
      <mn>4</mn>
    </mfrac>
    <annotation encoding="StarMath 5.0">{1}over{4}</annotation>
  </semantics>
</math>
</file>

<file path=Object 4/content.xml><?xml version="1.0" encoding="utf-8"?>
<math xmlns="http://www.w3.org/1998/Math/MathML" display="block">
  <semantics>
    <mfrac>
      <mtext>nombre de chevaux</mtext>
      <mtext>masse en kg</mtext>
    </mfrac>
    <annotation encoding="StarMath 5.0"> {{"nombre de chevaux"}} over {alignc"masse en kg"}</annotation>
  </semantics>
</math>
</file>

<file path=Object 5/content.xml><?xml version="1.0" encoding="utf-8"?>
<math xmlns="http://www.w3.org/1998/Math/MathML" display="block">
  <semantics>
    <mfrac>
      <mn>3</mn>
      <mn>7</mn>
    </mfrac>
    <annotation encoding="StarMath 5.0">{3}over{7}</annotation>
  </semantics>
</math>
</file>

<file path=Object 6/content.xml><?xml version="1.0" encoding="utf-8"?>
<math xmlns="http://www.w3.org/1998/Math/MathML" display="block">
  <semantics>
    <mfrac>
      <mn>1</mn>
      <mn>4</mn>
    </mfrac>
    <annotation encoding="StarMath 5.0">{1}over{4}</annotation>
  </semantics>
</math>
</file>

<file path=Object 7/content.xml><?xml version="1.0" encoding="utf-8"?>
<math xmlns="http://www.w3.org/1998/Math/MathML">
  <semantics>
    <mrow>
      <mfrac>
        <mrow>
          <mn>3</mn>
        </mrow>
        <mrow>
          <mn>9</mn>
        </mrow>
      </mfrac>
    </mrow>
    <annotation encoding="StarMath 5.0">{3}over {9}</annotation>
  </semantics>
</math>
</file>

<file path=Object 8/content.xml><?xml version="1.0" encoding="utf-8"?>
<math xmlns="http://www.w3.org/1998/Math/MathML" display="block">
  <semantics>
    <mfrac>
      <mn>1</mn>
      <mn>3</mn>
    </mfrac>
    <annotation encoding="StarMath 5.0">{1}over {3}</annotation>
  </semantics>
</math>
</file>

<file path=Object 9/content.xml><?xml version="1.0" encoding="utf-8"?>
<math xmlns="http://www.w3.org/1998/Math/MathML" display="block">
  <semantics>
    <mfrac>
      <mn>8</mn>
      <mn>24</mn>
    </mfrac>
    <annotation encoding="StarMath 5.0">{8}over {24}</annotation>
  </semantics>
</math>
</file>